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2">
            <text:p>Beta-109402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6650.0">
            <text:p>6650.0</text:p>
          </table:table-cell>
          <table:table-cell office:value-type="float" office:value="70.0">
            <text:p>70.0</text:p>
          </table:table-cell>
          <table:table-cell office:value-type="string" office:value="diatomaceous earth?">
            <text:p>diatomaceous earth?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8">
            <text:p>Beta-109398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7720.0">
            <text:p>7720.0</text:p>
          </table:table-cell>
          <table:table-cell office:value-type="float" office:value="120.0">
            <text:p>120.0</text:p>
          </table:table-cell>
          <table:table-cell office:value-type="string" office:value="diatomaceous earth?">
            <text:p>diatomaceous earth?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9">
            <text:p>Beta-109399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140.0">
            <text:p>414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0483">
            <text:p>Beta-110483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300.0">
            <text:p>430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0482">
            <text:p>Beta-110482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960.0">
            <text:p>396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8">
            <text:p>1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0481">
            <text:p>Beta-110481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5450.0">
            <text:p>545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0480">
            <text:p>Beta-110480</text:p>
          </table:table-cell>
          <table:table-cell office:value-type="float" office:value="-69.223">
            <text:p>-69.223</text:p>
          </table:table-cell>
          <table:table-cell office:value-type="float" office:value="39.659">
            <text:p>39.659</text:p>
          </table:table-cell>
          <table:table-cell office:value-type="float" office:value="5070.0">
            <text:p>507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0479">
            <text:p>Beta-110479</text:p>
          </table:table-cell>
          <table:table-cell office:value-type="float" office:value="-69.223">
            <text:p>-69.223</text:p>
          </table:table-cell>
          <table:table-cell office:value-type="float" office:value="39.659">
            <text:p>39.659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2">
            <text:p>7.2</text:p>
          </table:table-cell>
          <table:table-cell office:value-type="float" office:value="1.4400000000000002">
            <text:p>1.4400000000000002</text:p>
          </table:table-cell>
          <table:table-cell office:value-type="float" office:value="1.4400000000000002">
            <text:p>1.44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23">
            <text:p>Beta-109423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3860.0">
            <text:p>3860.0</text:p>
          </table:table-cell>
          <table:table-cell office:value-type="float" office:value="70.0">
            <text:p>7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21">
            <text:p>Beta-109421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8920.0">
            <text:p>38920.0</text:p>
          </table:table-cell>
          <table:table-cell office:value-type="float" office:value="900.0">
            <text:p>900.0</text:p>
          </table:table-cell>
          <table:table-cell office:value-type="string" office:value="foram (Elphidium magellanicum)">
            <text:p>foram (Elphidium magellanicum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7">
            <text:p>Beta-109407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930.0">
            <text:p>393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0">
            <text:p>Beta-109400</text:p>
          </table:table-cell>
          <table:table-cell office:value-type="float" office:value="-69.241">
            <text:p>-69.241</text:p>
          </table:table-cell>
          <table:table-cell office:value-type="float" office:value="39.736">
            <text:p>39.736</text:p>
          </table:table-cell>
          <table:table-cell office:value-type="float" office:value="4280.0">
            <text:p>4280.0</text:p>
          </table:table-cell>
          <table:table-cell office:value-type="float" office:value="90.0">
            <text:p>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5">
            <text:p>Beta-109405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2820.0">
            <text:p>42820.0</text:p>
          </table:table-cell>
          <table:table-cell office:value-type="float" office:value="690.0">
            <text:p>6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8">
            <text:p>1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4">
            <text:p>Beta-109404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7240.0">
            <text:p>37240.0</text:p>
          </table:table-cell>
          <table:table-cell office:value-type="float" office:value="700.0">
            <text:p>7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3">
            <text:p>Beta-109403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4720.0">
            <text:p>34720.0</text:p>
          </table:table-cell>
          <table:table-cell office:value-type="float" office:value="330.0">
            <text:p>33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1">
            <text:p>Beta-109401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220.0">
            <text:p>422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406">
            <text:p>Beta-109406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870.0">
            <text:p>387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">
            <text:p>VerleyenEtal2017,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5">
            <text:p>Beta-94675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5970.0">
            <text:p>35970.0</text:p>
          </table:table-cell>
          <table:table-cell office:value-type="float" office:value="410.0">
            <text:p>41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400000000000002">
            <text:p>1.2400000000000002</text:p>
          </table:table-cell>
          <table:table-cell office:value-type="float" office:value="1.2400000000000002">
            <text:p>1.2400000000000002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7">
            <text:p>Beta-109397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9420.0">
            <text:p>39420.0</text:p>
          </table:table-cell>
          <table:table-cell office:value-type="float" office:value="590.0">
            <text:p>5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8">
            <text:p>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0955">
            <text:p>Beta-90955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4460.0">
            <text:p>4460.0</text:p>
          </table:table-cell>
          <table:table-cell office:value-type="float" office:value="90.0">
            <text:p>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,HirakawaSawagaki1998,VerleyenEtal2017">
            <text:p>IshiwaEtal2021,MiuraEtal1998,HirakawaSawagaki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0956">
            <text:p>Beta-90956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,HirakawaSawagaki1998">
            <text:p>IshiwaEtal2021,MiuraEtal1998,HirakawaSawagaki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66">
            <text:p>Beta-94666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090.0">
            <text:p>4090.0</text:p>
          </table:table-cell>
          <table:table-cell office:value-type="float" office:value="40.0">
            <text:p>4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67">
            <text:p>Beta-94667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350.0">
            <text:p>4350.0</text:p>
          </table:table-cell>
          <table:table-cell office:value-type="float" office:value="40.0">
            <text:p>4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68">
            <text:p>Beta-94668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6120.0">
            <text:p>46120.0</text:p>
          </table:table-cell>
          <table:table-cell office:value-type="float" office:value="1000.0">
            <text:p>10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69">
            <text:p>Beta-94669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2">
            <text:p>9.2</text:p>
          </table:table-cell>
          <table:table-cell office:value-type="float" office:value="1.8399999999999999">
            <text:p>1.8399999999999999</text:p>
          </table:table-cell>
          <table:table-cell office:value-type="float" office:value="1.8399999999999999">
            <text:p>1.8399999999999999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0">
            <text:p>Beta-94670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850.0">
            <text:p>485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9">
            <text:p>8.9</text:p>
          </table:table-cell>
          <table:table-cell office:value-type="float" office:value="1.7800000000000002">
            <text:p>1.7800000000000002</text:p>
          </table:table-cell>
          <table:table-cell office:value-type="float" office:value="1.7800000000000002">
            <text:p>1.7800000000000002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1">
            <text:p>Beta-94671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5270.0">
            <text:p>527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7000000000000002">
            <text:p>1.7000000000000002</text:p>
          </table:table-cell>
          <table:table-cell office:value-type="float" office:value="1.7000000000000002">
            <text:p>1.7000000000000002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2">
            <text:p>Beta-94672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350.0">
            <text:p>435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2">
            <text:p>9.2</text:p>
          </table:table-cell>
          <table:table-cell office:value-type="float" office:value="1.8399999999999999">
            <text:p>1.8399999999999999</text:p>
          </table:table-cell>
          <table:table-cell office:value-type="float" office:value="1.8399999999999999">
            <text:p>1.8399999999999999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3">
            <text:p>Beta-94673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900.0">
            <text:p>490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6">
            <text:p>8.6</text:p>
          </table:table-cell>
          <table:table-cell office:value-type="float" office:value="1.72">
            <text:p>1.72</text:p>
          </table:table-cell>
          <table:table-cell office:value-type="float" office:value="1.72">
            <text:p>1.72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4">
            <text:p>Beta-94674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5000.0">
            <text:p>500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7">
            <text:p>7.7</text:p>
          </table:table-cell>
          <table:table-cell office:value-type="float" office:value="1.54">
            <text:p>1.54</text:p>
          </table:table-cell>
          <table:table-cell office:value-type="float" office:value="1.54">
            <text:p>1.54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7">
            <text:p>Beta-94677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2710.0">
            <text:p>42710.0</text:p>
          </table:table-cell>
          <table:table-cell office:value-type="float" office:value="920.0">
            <text:p>92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7">
            <text:p>4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8">
            <text:p>Beta-94678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4180.0">
            <text:p>418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3">
            <text:p>5.3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79">
            <text:p>Beta-94679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5820.0">
            <text:p>5820.0</text:p>
          </table:table-cell>
          <table:table-cell office:value-type="float" office:value="80.0">
            <text:p>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6852">
            <text:p>Beta-116852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7890.0">
            <text:p>37890.0</text:p>
          </table:table-cell>
          <table:table-cell office:value-type="float" office:value="360.0">
            <text:p>360.0</text:p>
          </table:table-cell>
          <table:table-cell office:value-type="string" office:value="tubes of polychaeta">
            <text:p>tubes of polychaet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6851">
            <text:p>Beta-116851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010.0">
            <text:p>4010.0</text:p>
          </table:table-cell>
          <table:table-cell office:value-type="float" office:value="40.0">
            <text:p>40.0</text:p>
          </table:table-cell>
          <table:table-cell office:value-type="string" office:value="Adamussium colbecki">
            <text:p>Adamus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16849">
            <text:p>Beta-116849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3990.0">
            <text:p>3990.0</text:p>
          </table:table-cell>
          <table:table-cell office:value-type="float" office:value="40.0">
            <text:p>4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0">
            <text:p>Beta-94680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4780.0">
            <text:p>478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1">
            <text:p>Beta-94681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2">
            <text:p>Beta-94682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3440.0">
            <text:p>344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3">
            <text:p>Beta-94683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3890.0">
            <text:p>389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4">
            <text:p>Beta-94684</text:p>
          </table:table-cell>
          <table:table-cell office:value-type="float" office:value="-69.241">
            <text:p>-69.241</text:p>
          </table:table-cell>
          <table:table-cell office:value-type="float" office:value="39.736">
            <text:p>39.736</text:p>
          </table:table-cell>
          <table:table-cell office:value-type="float" office:value="6810.0">
            <text:p>681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5">
            <text:p>Beta-94685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6810.0">
            <text:p>681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IshiwaEtal2021,MiuraEtal1998,VerleyenEtal2017">
            <text:p>IshiwaEtal2021,MiuraEtal1998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94686">
            <text:p>Beta-94686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5070.0">
            <text:p>507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0.5">
            <text:p>10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6">
            <text:p>Beta-109396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7620.0">
            <text:p>37620.0</text:p>
          </table:table-cell>
          <table:table-cell office:value-type="float" office:value="390.0">
            <text:p>3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9">
            <text:p>5.9</text:p>
          </table:table-cell>
          <table:table-cell office:value-type="float" office:value="1.1800000000000002">
            <text:p>1.1800000000000002</text:p>
          </table:table-cell>
          <table:table-cell office:value-type="float" office:value="1.1800000000000002">
            <text:p>1.1800000000000002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5">
            <text:p>Beta-109395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5070.0">
            <text:p>507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VerleyenEtal2017,IshiwaEtal2021,MiuraEtal1998">
            <text:p>VerleyenEtal2017,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3024">
            <text:p>NUTA-3024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94">
            <text:p>NUTA-2994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6140.0">
            <text:p>6140.0</text:p>
          </table:table-cell>
          <table:table-cell office:value-type="float" office:value="90.0">
            <text:p>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93">
            <text:p>NUTA-2993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5540.0">
            <text:p>5540.0</text:p>
          </table:table-cell>
          <table:table-cell office:value-type="float" office:value="80.0">
            <text:p>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86">
            <text:p>NUTA-2986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5670.0">
            <text:p>567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IshiwaEtal2021,MiuraEtal1998,HayashiYoshida1994">
            <text:p>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85">
            <text:p>NUTA-2985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6200.0">
            <text:p>620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IshiwaEtal2021,MiuraEtal1998,HayashiYoshida1994">
            <text:p>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84">
            <text:p>NUTA-2984</text:p>
          </table:table-cell>
          <table:table-cell office:value-type="float" office:value="-69.246">
            <text:p>-69.246</text:p>
          </table:table-cell>
          <table:table-cell office:value-type="float" office:value="39.74">
            <text:p>39.74</text:p>
          </table:table-cell>
          <table:table-cell office:value-type="float" office:value="6510.0">
            <text:p>651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IshiwaEtal2021,MiuraEtal1998,HayashiYoshida1994">
            <text:p>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ata-94676">
            <text:p>Bata-94676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9760.0">
            <text:p>39760.0</text:p>
          </table:table-cell>
          <table:table-cell office:value-type="float" office:value="600.0">
            <text:p>6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95">
            <text:p>NUTA-2995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5250.0">
            <text:p>5250.0</text:p>
          </table:table-cell>
          <table:table-cell office:value-type="float" office:value="90.0">
            <text:p>9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96">
            <text:p>NUTA-2996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3320.0">
            <text:p>332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Ishiwa04">
            <text:p>NUTA-Ishiwa04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3410.0">
            <text:p>33410.0</text:p>
          </table:table-cell>
          <table:table-cell office:value-type="float" office:value="510.0">
            <text:p>51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,IgarashiEtal1995a,IgarashiEtal1995b">
            <text:p>IshiwaEtal2021,MiuraEtal1998,IgarashiEtal1995a,IgarashiEtal1995b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4">
            <text:p>Beta-109394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2930.0">
            <text:p>42930.0</text:p>
          </table:table-cell>
          <table:table-cell office:value-type="float" office:value="2000.0">
            <text:p>20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2">
            <text:p>Beta-100342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090.0">
            <text:p>4090.0</text:p>
          </table:table-cell>
          <table:table-cell office:value-type="float" office:value="80.0">
            <text:p>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3">
            <text:p>4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1">
            <text:p>Beta-100341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050.0">
            <text:p>4050.0</text:p>
          </table:table-cell>
          <table:table-cell office:value-type="float" office:value="80.0">
            <text:p>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4">
            <text:p>Beta-100344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360.0">
            <text:p>436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5">
            <text:p>Beta-100345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9440.0">
            <text:p>39440.0</text:p>
          </table:table-cell>
          <table:table-cell office:value-type="float" office:value="580.0">
            <text:p>58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6">
            <text:p>Beta-100346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32430.0">
            <text:p>32430.0</text:p>
          </table:table-cell>
          <table:table-cell office:value-type="float" office:value="270.0">
            <text:p>2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8">
            <text:p>2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7">
            <text:p>Beta-100347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6420.0">
            <text:p>46420.0</text:p>
          </table:table-cell>
          <table:table-cell office:value-type="float" office:value="1500.0">
            <text:p>150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4">
            <text:p>6.4</text:p>
          </table:table-cell>
          <table:table-cell office:value-type="float" office:value="1.2800000000000002">
            <text:p>1.2800000000000002</text:p>
          </table:table-cell>
          <table:table-cell office:value-type="float" office:value="1.2800000000000002">
            <text:p>1.2800000000000002</text:p>
          </table:table-cell>
          <table:table-cell office:value-type="string" office:value="IshiwaEtal2021,MiuraEtal1998,MaemokuEtal1997">
            <text:p>IshiwaEtal2021,MiuraEtal1998,MaemokuEtal199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Ishiwa05">
            <text:p>NUTA-Ishiwa05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7200.0">
            <text:p>37200.0</text:p>
          </table:table-cell>
          <table:table-cell office:value-type="float" office:value="910.0">
            <text:p>91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,IgarashiEtal1995a,IgarashiEtal1995b">
            <text:p>IshiwaEtal2021,MiuraEtal1998,IgarashiEtal1995a,IgarashiEtal1995b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Ishiwa06">
            <text:p>NUTA-Ishiwa06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660.0">
            <text:p>3660.0</text:p>
          </table:table-cell>
          <table:table-cell office:value-type="float" office:value="100.0">
            <text:p>100.0</text:p>
          </table:table-cell>
          <table:table-cell office:value-type="string" office:value="fragment of shell (La)">
            <text:p>fragment of shell (La)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IshiwaEtal2021,MiuraEtal1998,IgarashiEtal1995a,IgarashiEtal1995b,VerleyenEtal2017">
            <text:p>IshiwaEtal2021,MiuraEtal1998,IgarashiEtal1995a,IgarashiEtal1995b,VerleyenEtal2017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Ishiwa07">
            <text:p>NUTA-Ishiwa07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4940.0">
            <text:p>34940.0</text:p>
          </table:table-cell>
          <table:table-cell office:value-type="float" office:value="460.0">
            <text:p>460.0</text:p>
          </table:table-cell>
          <table:table-cell office:value-type="string" office:value="Adamusium colbecki">
            <text:p>Adamusium colbecki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IshiwaEtal2021,MiuraEtal1998,IgarashiEtal1995a,IgarashiEtal1995b">
            <text:p>IshiwaEtal2021,MiuraEtal1998,IgarashiEtal1995a,IgarashiEtal1995b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NUTA-2997">
            <text:p>NUTA-2997</text:p>
          </table:table-cell>
          <table:table-cell office:value-type="float" office:value="-69.178">
            <text:p>-69.178</text:p>
          </table:table-cell>
          <table:table-cell office:value-type="float" office:value="39.68">
            <text:p>39.68</text:p>
          </table:table-cell>
          <table:table-cell office:value-type="float" office:value="3220.0">
            <text:p>322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HayashiYoshida1994">
            <text:p>VerleyenEtal2017,IshiwaEtal2021,MiuraEtal1998,HayashiYoshida1994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1">
            <text:p>Beta-109391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3480.0">
            <text:p>3480.0</text:p>
          </table:table-cell>
          <table:table-cell office:value-type="float" office:value="70.0">
            <text:p>7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2">
            <text:p>Beta-109392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040.0">
            <text:p>4040.0</text:p>
          </table:table-cell>
          <table:table-cell office:value-type="float" office:value="60.0">
            <text:p>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9393">
            <text:p>Beta-109393</text:p>
          </table:table-cell>
          <table:table-cell office:value-type="float" office:value="-69.177">
            <text:p>-69.177</text:p>
          </table:table-cell>
          <table:table-cell office:value-type="float" office:value="39.63">
            <text:p>39.63</text:p>
          </table:table-cell>
          <table:table-cell office:value-type="float" office:value="41630.0">
            <text:p>41630.0</text:p>
          </table:table-cell>
          <table:table-cell office:value-type="float" office:value="960.0">
            <text:p>96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MiuraEtal1998">
            <text:p>IshiwaEtal2021,MiuraEtal1998</text:p>
          </table:table-cell>
        </table:table-row>
        <table:table-row>
          <table:table-cell office:value-type="string" office:value="Langhovde">
            <text:p>Langhovde</text:p>
          </table:table-cell>
          <table:table-cell office:value-type="string" office:value="radiocarbon">
            <text:p>radiocarbon</text:p>
          </table:table-cell>
          <table:table-cell office:value-type="string" office:value="Beta-100343">
            <text:p>Beta-100343</text:p>
          </table:table-cell>
          <table:table-cell office:value-type="float" office:value="-69.179">
            <text:p>-69.179</text:p>
          </table:table-cell>
          <table:table-cell office:value-type="float" office:value="39.68">
            <text:p>39.68</text:p>
          </table:table-cell>
          <table:table-cell office:value-type="float" office:value="4060.0">
            <text:p>4060.0</text:p>
          </table:table-cell>
          <table:table-cell office:value-type="float" office:value="50.0">
            <text:p>50.0</text:p>
          </table:table-cell>
          <table:table-cell office:value-type="string" office:value="Laternula elliptica">
            <text:p>Laternula elliptica</text:p>
          </table:table-cell>
          <table:table-cell office:value-type="string" office:value="marine">
            <text:p>marine</text:p>
          </table:table-cell>
          <table:table-cell office:value-type="float" office:value="570.0">
            <text:p>57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erleyenEtal2017,IshiwaEtal2021,MiuraEtal1998,MaemokuEtal1997">
            <text:p>VerleyenEtal2017,IshiwaEtal2021,MiuraEtal1998,MaemokuEtal1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